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Narrow" svg:font-family="'Nimbus Sans Narrow'"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c9211e" draw:marker-start-width="0.518cm" draw:marker-end-width="0.518cm" draw:fill-color="#ffffff" draw:textarea-horizontal-align="justify" draw:textarea-vertical-align="middle" draw:auto-grow-height="false" fo:min-height="9.138cm" fo:min-width="8.888cm" fo:padding-top="0.231cm" fo:padding-bottom="0.231cm" fo:padding-left="0.356cm" fo:padding-right="0.356cm"/>
    </style:style>
    <style:style style:name="gr2" style:family="graphic" style:parent-style-name="standard">
      <style:graphic-properties draw:stroke="none" svg:stroke-color="#000000" draw:fill="solid" draw:fill-color="#c9211e" draw:textarea-horizontal-align="center" draw:textarea-vertical-align="middle" fo:min-height="7.75cm" draw:shadow="hidden"/>
      <style:paragraph-properties style:writing-mode="lr-tb"/>
    </style:style>
    <style:style style:name="gr3" style:family="graphic" style:parent-style-name="standard">
      <style:graphic-properties draw:stroke="none" svg:stroke-color="#000000" draw:fill="solid" draw:fill-color="#c9211e" draw:textarea-horizontal-align="center" draw:textarea-vertical-align="middle" fo:min-height="5.45cm" draw:shadow="hidden"/>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c9211e"/>
      <style:paragraph-properties fo:text-align="center"/>
      <style:text-properties style:font-name="Nimbus Sans Narrow" fo:font-size="301.5pt" fo:font-weight="bold" style:font-size-asian="301.5pt" style:font-size-complex="301.5pt"/>
    </style:style>
    <style:style style:name="P3" style:family="paragraph">
      <loext:graphic-properties draw:fill="solid" draw:fill-color="#c9211e"/>
      <style:paragraph-properties fo:text-align="center"/>
      <style:text-properties style:font-name="Nimbus Sans Narrow" fo:font-size="20pt" fo:font-weight="bold" style:font-size-asian="20pt" style:font-weight-asian="bold" style:font-size-complex="20pt" style:font-weight-complex="bold"/>
    </style:style>
  </office:automatic-styles>
  <office:body>
    <office:drawing>
      <draw:page draw:name="page1" draw:style-name="dp1" draw:master-page-name="Default">
        <draw:custom-shape draw:style-name="gr1" draw:text-style-name="P1" draw:layer="layout" svg:width="9.6cm" svg:height="9.6cm" svg:x="0.2cm" svg:y="0.2cm">
          <text:p/>
          <draw:enhanced-geometry svg:viewBox="0 0 21600 21600" draw:type="rectangle" draw:enhanced-path="M 0 0 L 21600 0 21600 21600 0 21600 0 0 Z N"/>
        </draw:custom-shape>
        <draw:polygon draw:style-name="gr2" draw:text-style-name="P2" draw:layer="layout" svg:width="4.424cm" svg:height="7.636cm" svg:x="1.475cm" svg:y="1.163cm" svg:viewBox="0 0 4425 7637" draw:points="1308,0 0,0 0,7637 4425,7637 4425,6254 1308,6254">
          <text:p/>
        </draw:polygon>
        <draw:g>
          <draw:path draw:style-name="gr3" draw:text-style-name="P3" draw:layer="layout" svg:width="2.501cm" svg:height="3.341cm" svg:x="3.709cm" svg:y="1.342cm" svg:viewBox="0 0 2502 3342" svg:d="M1269 0l-68 2-67 5-65 9-65 12-63 15-62 19-60 22-59 25-57 28-55 32-54 34-51 38-50 40-47 43-45 47-43 49-43 55-40 58-37 61-35 65-61 139-51 152-39 164-29 175-17 188-6 198 3 145 9 138 16 133 21 127 27 120 32 114 38 108 44 101 41 77 46 74 49 69 53 65 57 61 61 56 64 51 67 46 69 42 73 36 75 31 77 26 80 20 81 15 83 9 85 3 65-2 65-6 63-8 63-13 62-15 61-19 59-23 58-25 56-28 55-32 53-34 51-38 49-40 46-43 45-46 42-48 42-55 40-58 38-62 34-64 62-139 51-152 39-163 29-175 17-186 6-197-6-196-17-186-29-174-39-164-51-152-62-140-34-64-38-62-40-58-42-55-42-48-45-45-46-43-49-40-50-37-53-35-54-31-56-29-57-25-58-23-59-19-60-16-61-13-62-9-61-5zM1260 561l32 1 32 3 32 5 32 7 32 8 31 11 30 12 30 14 29 15 29 17 28 19 26 21 26 22 25 23 23 26 22 26 29 36 26 39 25 42 23 44 41 96 34 105 26 114 20 123 11 130 4 138-3 128-9 122-15 114-21 107-27 100-32 93-38 84-43 76-48 69-53 59-58 51-63 43-68 33-72 24-76 14-81 5-81-5-76-14-73-24-67-33-63-43-58-51-53-59-48-68-43-76-38-84-32-92-27-100-21-107-15-114-9-120-3-128 3-125 9-119 15-112 22-105 27-98 33-90 38-83 43-75 49-67 54-59 59-50 63-42 69-33 73-23 77-15z">
            <text:p/>
          </draw:path>
          <draw:path draw:style-name="gr3" draw:text-style-name="P3" draw:layer="layout" svg:width="2.209cm" svg:height="3.173cm" svg:x="6.643cm" svg:y="1.426cm" svg:viewBox="0 0 2210 3174" svg:d="M0 3174h1127l54-2 52-4 52-6 50-10 50-12 48-14 47-17 46-20 44-22 44-25 41-27 40-30 39-32 36-35 35-37 34-39 43-59 41-63 39-66 35-69 64-149 53-162 41-173 31-184 18-194 6-203-5-175-13-166-22-157-31-146-40-135-48-125-55-114-64-103-72-92-80-80-87-68-95-57-101-44-109-32-116-20-123-6h-1149zM530 544h522l74 3 70 12 64 19 60 27 55 34 49 42 45 50 40 58 35 66 30 73 26 82 21 89 16 98 11 106 10 235-11 245-12 112-18 105-22 97-27 90-32 82-36 74-40 66-45 57-49 50-53 40-58 32-61 23-65 14-68 5h-531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Narrow" svg:font-family="'Nimbus Sans Narrow'"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6T09:39:23.855686481</meta:creation-date>
    <dc:date>2022-11-15T04:12:59.306478186</dc:date>
    <meta:editing-duration>PT20M55S</meta:editing-duration>
    <meta:editing-cycles>8</meta:editing-cycles>
    <meta:generator>LibreOffice/7.3.6.2$Linux_X86_64 LibreOffice_project/30$Build-2</meta:generator>
    <meta:document-statistic meta:object-count="5"/>
  </office:meta>
</office:document-meta>
</file>